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5.74cm"/>
    </style:style>
    <style:style style:name="co3" style:family="table-column">
      <style:table-column-properties fo:break-before="auto" style:column-width="8.541cm"/>
    </style:style>
    <style:style style:name="co4" style:family="table-column">
      <style:table-column-properties fo:break-before="auto" style:column-width="5.516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4.844cm"/>
    </style:style>
    <style:style style:name="co7" style:family="table-column">
      <style:table-column-properties fo:break-before="auto" style:column-width="3.611cm"/>
    </style:style>
    <style:style style:name="co8" style:family="table-column">
      <style:table-column-properties fo:break-before="auto" style:column-width="5.096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1.681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085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332cm" fo:break-before="auto" style:use-optimal-row-height="true"/>
    </style:style>
    <style:style style:name="ro6" style:family="table-row">
      <style:table-row-properties style:row-height="2.125cm" fo:break-before="auto" style:use-optimal-row-height="tru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416cm" fo:break-before="auto" style:use-optimal-row-height="true"/>
    </style:style>
    <style:style style:name="ta1" style:family="table" style:master-page-name="PageStyle_5f_Logical_20_App_20_Components">
      <style:table-properties table:display="true" style:writing-mode="lr-tb"/>
    </style:style>
    <style:style style:name="ta2" style:family="table" style:master-page-name="PageStyle_5f_Physical_20_App_20_Components">
      <style:table-properties table:display="true" style:writing-mode="lr-tb"/>
    </style:style>
    <style:style style:name="ta3" style:family="table" style:master-page-name="PageStyle_5f_Logical_20_App_20_Map">
      <style:table-properties table:display="true" style:writing-mode="lr-tb"/>
    </style:style>
    <style:style style:name="ta4" style:family="table" style:master-page-name="PageStyle_5f_Physical_20_App_20_Map">
      <style:table-properties table:display="true" style:writing-mode="lr-tb"/>
    </style:style>
    <number:number-style style:name="N5001" number:language="en" number:country="GB">
      <number:number number:decimal-places="0" number:min-integer-digits="1"/>
    </number:number-style>
    <style:style style:name="ce1" style:family="table-cell" style:parent-style-name="Excel_20_Built-in_20_Normal">
      <style:table-cell-properties fo:border-bottom="0.088cm solid #000000" fo:background-color="#3399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339966" style:diagonal-bl-tr="none" style:diagonal-tl-br="none" fo:border-left="none" fo:border-right="none" fo:border-top="0.088cm solid #000000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 style:data-style-name="N500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Excel_20_Built-in_20_Normal" style:data-style-name="N50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 style:data-style-name="N106">
      <style:table-cell-properties fo:border-bottom="0.035cm solid #000000" fo:background-color="#3399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3399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28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40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29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5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38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02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8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6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ical App Component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1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number-columns-repeated="1014" table:default-cell-style-name="ce4"/>
        <table:table-row table:style-name="ro1">
          <table:table-cell table:style-name="ce1" office:value-type="string" table:number-columns-spanned="5" table:number-rows-spanned="1">
            <text:p>Logical Application Components (CORE)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9"/>
        </table:table-row>
        <table:table-row table:style-name="ro2">
          <table:table-cell table:style-name="ce2" office:value-type="string">
            <office:annotation draw:style-name="gr1" draw:text-style-name="P1" svg:width="2.904cm" svg:height="2.176cm" svg:x="2.487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1" draw:text-style-name="P1" svg:width="2.904cm" svg:height="1.781cm" svg:x="8.205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1" draw:text-style-name="P1" svg:width="2.904cm" svg:height="2.176cm" svg:x="16.714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1" draw:text-style-name="P1" svg:width="2.904cm" svg:height="2.571cm" svg:x="22.209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1" draw:text-style-name="P1" svg:width="3.239cm" svg:height="2.176cm" svg:x="27.704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Location from where the</text:p>
              <text:p text:style-name="P1">infor mation was collected.</text:p>
            </office:annotation>
            <text:p>Source</text:p>
          </table:table-cell>
          <table:table-cell table:style-name="ce11" office:value-type="string">
            <office:annotation draw:style-name="gr1" draw:text-style-name="P1" svg:width="2.904cm" svg:height="1.781cm" svg:x="29.49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Owner of the architecture object.</text:p>
            </office:annotation>
            <text:p>Owner</text:p>
          </table:table-cell>
          <table:table-cell table:style-name="ce11" office:value-type="string">
            <office:annotation draw:style-name="gr1" draw:text-style-name="P1" svg:width="3.576cm" svg:height="3.756cm" svg:x="34.315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Non-Standard, Proposed</text:p>
              <text:p text:style-name="P1">Standard, Provisional Standard,</text:p>
              <text:p text:style-name="P1">Standard, Phasing-Out</text:p>
              <text:p text:style-name="P1">Standard, Retired Standard.</text:p>
            </office:annotation>
            <text:p>Standards Class</text:p>
          </table:table-cell>
          <table:table-cell table:style-name="ce11" office:value-type="string">
            <office:annotation draw:style-name="gr1" draw:text-style-name="P1" svg:width="2.904cm" svg:height="2.571cm" svg:x="37.912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If the product is a standard, when the standard was created.</text:p>
            </office:annotation>
            <text:p>Standard creation date</text:p>
          </table:table-cell>
          <table:table-cell table:style-name="ce11" office:value-type="string">
            <office:annotation draw:style-name="gr1" draw:text-style-name="P1" svg:width="3.458cm" svg:height="1.781cm" svg:x="42.989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Last date that the standard was reviewed.</text:p>
            </office:annotation>
            <text:p>Last Standard review date</text:p>
          </table:table-cell>
          <table:table-cell table:style-name="ce11" office:value-type="string">
            <office:annotation draw:style-name="gr1" draw:text-style-name="P1" svg:width="3.572cm" svg:height="1.781cm" svg:x="45.947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Next date for the standard to be reviewed.</text:p>
            </office:annotation>
            <text:p>Next Standard review date</text:p>
          </table:table-cell>
          <table:table-cell table:style-name="ce11" office:value-type="string">
            <office:annotation draw:style-name="gr1" draw:text-style-name="P1" svg:width="3.572cm" svg:height="1.781cm" svg:x="47.732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Date when the standard was/will be retired.</text:p>
            </office:annotation>
            <text:p>Retire Date</text:p>
          </table:table-cell>
          <table:table-cell table:style-name="ce16" table:number-columns-repeated="1013"/>
        </table:table-row>
        <table:table-row table:style-name="ro3">
          <table:table-cell table:style-name="ce3" office:value-type="string">
            <text:p>ISA_LAC_01</text:p>
          </table:table-cell>
          <table:table-cell table:style-name="ce3"/>
          <table:table-cell table:style-name="ce6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2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3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4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5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6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7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8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09</text:p>
          </table:table-cell>
          <table:table-cell table:style-name="ce3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0</text:p>
          </table:table-cell>
          <table:table-cell table:style-name="ce3"/>
          <table:table-cell table:style-name="ce8"/>
          <table:table-cell table:style-name="ce13" table:number-columns-repeated="2"/>
          <table:table-cell table:style-name="ce12" table:number-columns-repeated="6"/>
          <table:table-cell table:number-columns-repeated="1013"/>
        </table:table-row>
        <table:table-row table:style-name="ro4">
          <table:table-cell table:style-name="ce3" office:value-type="string">
            <text:p>ISA_LAC_11</text:p>
          </table:table-cell>
          <table:table-cell table:style-name="ce3"/>
          <table:table-cell table:style-name="ce9"/>
          <table:table-cell table:style-name="ce14" table:number-columns-repeated="2"/>
          <table:table-cell table:style-name="ce12" table:number-columns-repeated="6"/>
          <table:table-cell table:number-columns-repeated="1013"/>
        </table:table-row>
        <table:table-row table:style-name="ro4">
          <table:table-cell table:style-name="ce3" office:value-type="string">
            <text:p>ISA_LAC_12</text:p>
          </table:table-cell>
          <table:table-cell table:style-name="ce3"/>
          <table:table-cell table:style-name="ce10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3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4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5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6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7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8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19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office:value-type="string">
            <text:p>ISA_LAC_20</text:p>
          </table:table-cell>
          <table:table-cell table:style-name="ce3" table:number-columns-repeated="2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table:number-columns-repeated="3"/>
          <table:table-cell table:style-name="ce12" table:number-columns-repeated="8"/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8"/>
          <table:table-cell table:number-columns-repeated="1013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8"/>
          <table:table-cell table:number-columns-repeated="1013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hysical App Components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1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9" table:number-columns-repeated="18" table:default-cell-style-name="ce4"/>
        <table:table-column table:style-name="co10" table:default-cell-style-name="ce4"/>
        <table:table-column table:style-name="co9" table:number-columns-repeated="11" table:default-cell-style-name="ce4"/>
        <table:table-column table:style-name="co5" table:number-columns-repeated="983" table:default-cell-style-name="ce4"/>
        <table:table-row table:style-name="ro1">
          <table:table-cell table:style-name="ce1" office:value-type="string" table:number-columns-spanned="5" table:number-rows-spanned="1">
            <text:p>Physical Application Components (Infrastructure Consolidation Extension)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9"/>
        </table:table-row>
        <table:table-row table:style-name="ro6">
          <table:table-cell table:style-name="ce2" office:value-type="string">
            <office:annotation draw:style-name="gr1" draw:text-style-name="P1" svg:width="2.904cm" svg:height="2.176cm" svg:x="2.487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Unique identifier for the</text:p>
              <text:p text:style-name="P1">architecture object.</text:p>
            </office:annotation>
            <text:p>ID</text:p>
          </table:table-cell>
          <table:table-cell table:style-name="ce2" office:value-type="string">
            <office:annotation draw:style-name="gr1" draw:text-style-name="P1" svg:width="2.904cm" svg:height="1.781cm" svg:x="8.205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Name</text:p>
          </table:table-cell>
          <table:table-cell table:style-name="ce2" office:value-type="string">
            <office:annotation draw:style-name="gr1" draw:text-style-name="P1" svg:width="2.904cm" svg:height="2.176cm" svg:x="16.714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Textual description of the</text:p>
              <text:p text:style-name="P1">architecture object.</text:p>
            </office:annotation>
            <text:p>Description</text:p>
          </table:table-cell>
          <table:table-cell table:style-name="ce11" office:value-type="string">
            <office:annotation draw:style-name="gr1" draw:text-style-name="P1" svg:width="2.904cm" svg:height="2.571cm" svg:x="22.209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User-definable categorization</text:p>
              <text:p text:style-name="P1">taxonomy for each metamodel object.</text:p>
            </office:annotation>
            <text:p>Category</text:p>
          </table:table-cell>
          <table:table-cell table:style-name="ce11" office:value-type="string">
            <office:annotation draw:style-name="gr1" draw:text-style-name="P1" svg:width="3.239cm" svg:height="2.176cm" svg:x="27.704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Location from where the</text:p>
              <text:p text:style-name="P1">infor mation was collected.</text:p>
            </office:annotation>
            <text:p>Source</text:p>
          </table:table-cell>
          <table:table-cell table:style-name="ce11" office:value-type="string">
            <office:annotation draw:style-name="gr1" draw:text-style-name="P1" svg:width="2.904cm" svg:height="1.781cm" svg:x="29.49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Owner of the architecture object.</text:p>
            </office:annotation>
            <text:p>Owner</text:p>
          </table:table-cell>
          <table:table-cell table:style-name="ce11" office:value-type="string">
            <office:annotation draw:style-name="gr1" draw:text-style-name="P1" svg:width="3.576cm" svg:height="3.756cm" svg:x="34.315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Non-Standard, Proposed</text:p>
              <text:p text:style-name="P1">Standard, Provisional Standard,</text:p>
              <text:p text:style-name="P1">Standard, Phasing-Out</text:p>
              <text:p text:style-name="P1">Standard, Retired Standard.</text:p>
            </office:annotation>
            <text:p>Standards Class</text:p>
          </table:table-cell>
          <table:table-cell table:style-name="ce11" office:value-type="string">
            <office:annotation draw:style-name="gr1" draw:text-style-name="P1" svg:width="2.904cm" svg:height="2.571cm" svg:x="37.912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If the product is a standard, when the standard was created.</text:p>
            </office:annotation>
            <text:p>Standard creation date</text:p>
          </table:table-cell>
          <table:table-cell table:style-name="ce11" office:value-type="string">
            <office:annotation draw:style-name="gr1" draw:text-style-name="P1" svg:width="3.458cm" svg:height="1.781cm" svg:x="42.989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Last date that the standard was reviewed.</text:p>
            </office:annotation>
            <text:p>Last Standard review date</text:p>
          </table:table-cell>
          <table:table-cell table:style-name="ce11" office:value-type="string">
            <office:annotation draw:style-name="gr1" draw:text-style-name="P1" svg:width="3.238cm" svg:height="1.781cm" svg:x="45.947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Next date for the standard to be reviewed.</text:p>
            </office:annotation>
            <text:p>Next Standard review date</text:p>
          </table:table-cell>
          <table:table-cell table:style-name="ce11" office:value-type="string">
            <office:annotation draw:style-name="gr1" draw:text-style-name="P1" svg:width="3.458cm" svg:height="1.781cm" svg:x="47.732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Date when the standard was/will be retired.</text:p>
            </office:annotation>
            <text:p>Retire Date</text:p>
          </table:table-cell>
          <table:table-cell table:style-name="ce11" office:value-type="string">
            <office:annotation draw:style-name="gr1" draw:text-style-name="P1" svg:width="3.457cm" svg:height="2.176cm" svg:x="50.69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Proposed, In Development,</text:p>
              <text:p text:style-name="P1">Live, Phasing Out, Retired.</text:p>
            </office:annotation>
            <text:p>Lifecycle Status</text:p>
          </table:table-cell>
          <table:table-cell table:style-name="ce11" office:value-type="string">
            <office:annotation draw:style-name="gr1" draw:text-style-name="P1" svg:width="3.458cm" svg:height="2.571cm" svg:x="53.647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Date when the first release of the application was/will be released into production.</text:p>
            </office:annotation>
            <text:p>Initial Live Date</text:p>
          </table:table-cell>
          <table:table-cell table:style-name="ce11" office:value-type="string">
            <office:annotation draw:style-name="gr1" draw:text-style-name="P1" svg:width="3.457cm" svg:height="2.571cm" svg:x="56.605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Date when the last release of the application was released into production.</text:p>
            </office:annotation>
            <text:p>Date of Last Release</text:p>
          </table:table-cell>
          <table:table-cell table:style-name="ce11" office:value-type="string">
            <office:annotation draw:style-name="gr1" draw:text-style-name="P1" svg:width="3.458cm" svg:height="2.571cm" svg:x="59.562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Date when the next release of the application will be released into production.</text:p>
            </office:annotation>
            <text:p>Date of Next Release</text:p>
          </table:table-cell>
          <table:table-cell table:style-name="ce11" office:value-type="string">
            <office:annotation draw:style-name="gr1" draw:text-style-name="P1" svg:width="3.457cm" svg:height="1.781cm" svg:x="62.52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Date when the application was/will be retired.</text:p>
            </office:annotation>
            <text:p>Retirement Date</text:p>
          </table:table-cell>
          <table:table-cell table:style-name="ce11" office:value-type="string">
            <office:annotation draw:style-name="gr1" draw:text-style-name="P1" svg:width="3.458cm" svg:height="1.781cm" svg:x="65.477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Degree to which something is available for use.</text:p>
            </office:annotation>
            <text:p>Availability Characteristics</text:p>
          </table:table-cell>
          <table:table-cell table:style-name="ce11" office:value-type="string">
            <office:annotation draw:style-name="gr1" draw:text-style-name="P1" svg:width="3.457cm" svg:height="2.176cm" svg:x="68.435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Hours during which the</text:p>
              <text:p text:style-name="P1">application must be available.</text:p>
            </office:annotation>
            <text:p>Service Times</text:p>
          </table:table-cell>
          <table:table-cell table:style-name="ce11" office:value-type="string">
            <office:annotation draw:style-name="gr1" draw:text-style-name="P1" svg:width="3.458cm" svg:height="2.571cm" svg:x="71.392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Ability to gather information about the state of something and control it.</text:p>
            </office:annotation>
            <text:p>Managability Characteristics</text:p>
          </table:table-cell>
          <table:table-cell table:style-name="ce11" office:value-type="string">
            <office:annotation draw:style-name="gr1" draw:text-style-name="P1" svg:width="3.457cm" svg:height="3.361cm" svg:x="74.35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Ability to identify problems and</text:p>
              <text:p text:style-name="P1">take corrective action, such as to repair or upgrade a component in a running system.</text:p>
            </office:annotation>
            <text:p>Servicability Characteristics</text:p>
          </table:table-cell>
          <table:table-cell table:style-name="ce11" office:value-type="string">
            <office:annotation draw:style-name="gr1" draw:text-style-name="P1" svg:width="3.458cm" svg:height="2.571cm" svg:x="77.307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Ability of a component to</text:p>
              <text:p text:style-name="P1">perform its tasks in an</text:p>
              <text:p text:style-name="P1">appropr iate time.</text:p>
            </office:annotation>
            <text:p>Performance Characteristics</text:p>
          </table:table-cell>
          <table:table-cell table:style-name="ce11" office:value-type="string">
            <office:annotation draw:style-name="gr1" draw:text-style-name="P1" svg:width="3.458cm" svg:height="1.484cm" svg:x="80.265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Resistance to failure.</text:p>
            </office:annotation>
            <text:p>Reliability Characteristics</text:p>
          </table:table-cell>
          <table:table-cell table:style-name="ce11" office:value-type="string">
            <office:annotation draw:style-name="gr1" draw:text-style-name="P1" svg:width="3.457cm" svg:height="2.176cm" svg:x="83.223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Ability to restore a system to a working state after an</text:p>
              <text:p text:style-name="P1">interruption.</text:p>
            </office:annotation>
            <text:p>Recoverability Characteristics</text:p>
          </table:table-cell>
          <table:table-cell table:style-name="ce11" office:value-type="string">
            <office:annotation draw:style-name="gr1" draw:text-style-name="P1" svg:width="3.458cm" svg:height="1.781cm" svg:x="86.18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Ability of a system to be found when needed.</text:p>
            </office:annotation>
            <text:p>Locatability Characteristics</text:p>
          </table:table-cell>
          <table:table-cell table:style-name="ce11" office:value-type="string">
            <office:annotation draw:style-name="gr1" draw:text-style-name="P1" svg:width="3.457cm" svg:height="2.571cm" svg:x="89.138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Ability of a system to prevent unauthorized access to functions and data.</text:p>
            </office:annotation>
            <text:p>Security Characteristics</text:p>
          </table:table-cell>
          <table:table-cell table:style-name="ce11" office:value-type="string">
            <office:annotation draw:style-name="gr1" draw:text-style-name="P1" svg:width="3.458cm" svg:height="2.176cm" svg:x="92.095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Protection of data from</text:p>
              <text:p text:style-name="P1">unauthorized access.</text:p>
            </office:annotation>
            <text:p>Privacy Characteristics</text:p>
          </table:table-cell>
          <table:table-cell table:style-name="ce11" office:value-type="string">
            <office:annotation draw:style-name="gr1" draw:text-style-name="P1" svg:width="3.457cm" svg:height="1.781cm" svg:x="95.053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Ability of a system to ensure that data has not been corrupted.</text:p>
            </office:annotation>
            <text:p>Integrity Characteristics</text:p>
          </table:table-cell>
          <table:table-cell table:style-name="ce11" office:value-type="string">
            <office:annotation draw:style-name="gr2" draw:text-style-name="P1" svg:width="3.458cm" svg:height="2.607cm" svg:x="98.01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Ability of a system to ensure that the service request</text:p>
              <text:p text:style-name="P1">originates from an authorized source.</text:p>
            </office:annotation>
            <text:p>Credibility Characteristics</text:p>
          </table:table-cell>
          <table:table-cell table:style-name="ce11" office:value-type="string">
            <office:annotation draw:style-name="gr3" draw:text-style-name="P1" svg:width="3.586cm" svg:height="2.493cm" svg:x="100.968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Ability of a service to support localized variants for different consumer groups.</text:p>
            </office:annotation>
            <text:p>Localisation Characteristics</text:p>
          </table:table-cell>
          <table:table-cell table:style-name="ce11" office:value-type="string">
            <office:annotation draw:style-name="gr4" draw:text-style-name="P1" svg:width="3.458cm" svg:height="3.361cm" svg:x="104.621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Ability of a service to support inter national variations in business logic and data representation (such as</text:p>
              <text:p text:style-name="P1">character set).</text:p>
            </office:annotation>
            <text:p>Internationalisation Characteristics</text:p>
          </table:table-cell>
          <table:table-cell table:style-name="ce11" office:value-type="string">
            <office:annotation draw:style-name="gr5" draw:text-style-name="P1" svg:width="3.457cm" svg:height="3.361cm" svg:x="107.579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Ability of the service to</text:p>
              <text:p text:style-name="P1">interoperate with different technical environments, inside</text:p>
              <text:p text:style-name="P1">and outside of the organization.</text:p>
            </office:annotation>
            <text:p>Interoperability Characteristics</text:p>
          </table:table-cell>
          <table:table-cell table:style-name="ce11" office:value-type="string">
            <office:annotation draw:style-name="gr6" draw:text-style-name="P1" svg:width="3.458cm" svg:height="3.756cm" svg:x="110.514cm" svg:y="0.771cm" draw:caption-point-x="-0.328cm" draw:caption-point-y="0.398cm">
              <dc:creator>AJ</dc:creator>
              <dc:date>2010-04-22T00:00:00</dc:date>
              <text:p text:style-name="P1">tdavey:</text:p>
              <text:p text:style-name="P1">Ability of the service to grow or shrink its performance or</text:p>
              <text:p text:style-name="P1">capacity appropriately to the demands of the environment in which it operates.</text:p>
            </office:annotation>
            <text:p>Scalability Characteristics</text:p>
          </table:table-cell>
          <table:table-cell table:style-name="ce11" office:value-type="string">
            <office:annotation draw:style-name="gr1" draw:text-style-name="P1" svg:width="3.457cm" svg:height="1.781cm" svg:x="113.494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Of data, people, applications, and components.</text:p>
            </office:annotation>
            <text:p>Portability Characteristics</text:p>
          </table:table-cell>
          <table:table-cell table:style-name="ce11" office:value-type="string">
            <office:annotation draw:style-name="gr1" draw:text-style-name="P1" svg:width="3.458cm" svg:height="1.484cm" svg:x="116.451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Ability to accept new</text:p>
              <text:p text:style-name="P1">functionality.</text:p>
            </office:annotation>
            <text:p>Extensibility Characteristics</text:p>
          </table:table-cell>
          <table:table-cell table:style-name="ce11" office:value-type="string">
            <office:annotation draw:style-name="gr1" draw:text-style-name="P1" svg:width="3.457cm" svg:height="2.176cm" svg:x="119.409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Contracted capacity of the service provider to meet requests.</text:p>
            </office:annotation>
            <text:p>Capacity Characteristics</text:p>
          </table:table-cell>
          <table:table-cell table:style-name="ce11" office:value-type="string">
            <office:annotation draw:style-name="gr1" draw:text-style-name="P1" svg:width="3.458cm" svg:height="1.484cm" svg:x="122.366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Required throughput capacity.</text:p>
            </office:annotation>
            <text:p>Throughput</text:p>
          </table:table-cell>
          <table:table-cell table:style-name="ce11" office:value-type="string">
            <office:annotation draw:style-name="gr1" draw:text-style-name="P1" svg:width="3.457cm" svg:height="1.781cm" svg:x="125.324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Time period needed to deliver throughput capacity.</text:p>
            </office:annotation>
            <text:p>Throughput Period</text:p>
          </table:table-cell>
          <table:table-cell table:style-name="ce11" office:value-type="string">
            <office:annotation draw:style-name="gr1" draw:text-style-name="P1" svg:width="3.458cm" svg:height="1.781cm" svg:x="128.281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Expected future growth rate of service request.</text:p>
            </office:annotation>
            <text:p>Growth</text:p>
          </table:table-cell>
          <table:table-cell table:style-name="ce11" office:value-type="string">
            <office:annotation draw:style-name="gr1" draw:text-style-name="P1" svg:width="3.457cm" svg:height="2.176cm" svg:x="131.239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Time period needed to reach the expected growth rate.</text:p>
            </office:annotation>
            <text:p>Growth Period</text:p>
          </table:table-cell>
          <table:table-cell table:style-name="ce11" office:value-type="string">
            <office:annotation draw:style-name="gr1" draw:text-style-name="P1" svg:width="3.458cm" svg:height="1.484cm" svg:x="134.196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Short-term profile of peak service traffic.</text:p>
            </office:annotation>
            <text:p>Peak Profile Short Term</text:p>
          </table:table-cell>
          <table:table-cell table:style-name="ce11" office:value-type="string">
            <office:annotation draw:style-name="gr1" draw:text-style-name="P1" svg:width="3.572cm" svg:height="1.781cm" svg:x="137.154cm" svg:y="0.771cm" draw:caption-point-x="-0.35cm" draw:caption-point-y="0.398cm">
              <dc:creator>AJ</dc:creator>
              <dc:date>2010-04-22T00:00:00</dc:date>
              <text:p text:style-name="P1">tdavey:</text:p>
              <text:p text:style-name="P1">Long-term profile of peak</text:p>
              <text:p text:style-name="P1">service traffic.</text:p>
            </office:annotation>
            <text:p>Peak Profile Long Term</text:p>
          </table:table-cell>
          <table:table-cell table:style-name="ce16" table:number-columns-repeated="983"/>
        </table:table-row>
        <table:table-row table:style-name="ro3">
          <table:table-cell table:style-name="ce3" office:value-type="string">
            <text:p>ISA_PAC_01</text:p>
          </table:table-cell>
          <table:table-cell table:style-name="ce3"/>
          <table:table-cell table:style-name="ce6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2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3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4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5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6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7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8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09</text:p>
          </table:table-cell>
          <table:table-cell table:style-name="ce3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0</text:p>
          </table:table-cell>
          <table:table-cell table:style-name="ce3"/>
          <table:table-cell table:style-name="ce8"/>
          <table:table-cell table:style-name="ce13" table:number-columns-repeated="2"/>
          <table:table-cell table:style-name="ce12" table:number-columns-repeated="36"/>
          <table:table-cell table:number-columns-repeated="983"/>
        </table:table-row>
        <table:table-row table:style-name="ro4">
          <table:table-cell table:style-name="ce3" office:value-type="string">
            <text:p>ISA_PAC_11</text:p>
          </table:table-cell>
          <table:table-cell table:style-name="ce3"/>
          <table:table-cell table:style-name="ce9"/>
          <table:table-cell table:style-name="ce14" table:number-columns-repeated="2"/>
          <table:table-cell table:style-name="ce12" table:number-columns-repeated="36"/>
          <table:table-cell table:number-columns-repeated="983"/>
        </table:table-row>
        <table:table-row table:style-name="ro4">
          <table:table-cell table:style-name="ce3" office:value-type="string">
            <text:p>ISA_PAC_12</text:p>
          </table:table-cell>
          <table:table-cell table:style-name="ce3"/>
          <table:table-cell table:style-name="ce10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3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4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5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6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7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8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19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office:value-type="string">
            <text:p>ISA_PAC_20</text:p>
          </table:table-cell>
          <table:table-cell table:style-name="ce3" table:number-columns-repeated="2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table:number-columns-repeated="3"/>
          <table:table-cell table:style-name="ce12" table:number-columns-repeated="38"/>
          <table:table-cell table:number-columns-repeated="983"/>
        </table:table-row>
        <table:table-row table:style-name="ro4">
          <table:table-cell table:style-name="ce3" table:number-columns-repeated="2"/>
          <table:table-cell table:style-name="ce7"/>
          <table:table-cell table:style-name="ce12" table:number-columns-repeated="38"/>
          <table:table-cell table:number-columns-repeated="983"/>
        </table:table-row>
        <table:table-row table:style-name="ro4" table:number-rows-repeated="87">
          <table:table-cell table:style-name="ce3" table:number-columns-repeated="3"/>
          <table:table-cell table:style-name="ce12" table:number-columns-repeated="38"/>
          <table:table-cell table:number-columns-repeated="983"/>
        </table:table-row>
        <table:table-row table:style-name="ro5" table:number-rows-repeated="65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ogical App Map" table:style-name="ta3" table:print="false">
        <table:table-column table:style-name="co11" table:number-columns-repeated="10" table:default-cell-style-name="Excel_20_Built-in_20_Normal"/>
        <table:table-column table:style-name="co12" table:number-columns-repeated="1014" table:default-cell-style-name="Excel_20_Built-in_20_Normal"/>
        <table:table-row table:style-name="ro7">
          <table:table-cell table:style-name="ce1" office:value-type="string" table:number-columns-spanned="5" table:number-rows-spanned="1">
            <text:p>Logical Application Components Map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9"/>
        </table:table-row>
        <table:table-row table:style-name="ro8">
          <table:table-cell/>
          <table:table-cell table:style-name="ce2" office:value-type="string">
            <office:annotation draw:style-name="gr7" draw:text-style-name="P1" svg:width="3.842cm" svg:height="2.046cm" svg:x="8.241cm" svg:y="0.862cm" draw:caption-point-x="1.79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1</text:p>
          </table:table-cell>
          <table:table-cell table:style-name="ce2" office:value-type="string">
            <office:annotation draw:style-name="gr7" draw:text-style-name="P1" svg:width="2.904cm" svg:height="2.046cm" svg:x="15.401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2</text:p>
          </table:table-cell>
          <table:table-cell table:style-name="ce2" office:value-type="string">
            <office:annotation draw:style-name="gr7" draw:text-style-name="P1" svg:width="2.904cm" svg:height="2.046cm" svg:x="20.422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3</text:p>
          </table:table-cell>
          <table:table-cell table:style-name="ce2" office:value-type="string">
            <office:annotation draw:style-name="gr7" draw:text-style-name="P1" svg:width="2.904cm" svg:height="2.046cm" svg:x="25.443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4</text:p>
          </table:table-cell>
          <table:table-cell table:style-name="ce2" office:value-type="string">
            <office:annotation draw:style-name="gr7" draw:text-style-name="P1" svg:width="2.904cm" svg:height="2.046cm" svg:x="30.463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5</text:p>
          </table:table-cell>
          <table:table-cell table:style-name="ce2" office:value-type="string">
            <office:annotation draw:style-name="gr7" draw:text-style-name="P1" svg:width="2.904cm" svg:height="2.046cm" svg:x="35.484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6</text:p>
          </table:table-cell>
          <table:table-cell table:number-columns-repeated="1017"/>
        </table:table-row>
        <table:table-row table:style-name="ro8">
          <table:table-cell table:style-name="ce2" office:value-type="string">
            <office:annotation draw:style-name="gr8" draw:text-style-name="P1" svg:width="2.904cm" svg:height="1.966cm" svg:x="5.723cm" svg:y="1.651cm" draw:caption-point-x="-0.713cm" draw:caption-point-y="0.309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1</text:p>
          </table:table-cell>
          <table:table-cell table:style-name="ce18"/>
          <table:table-cell table:style-name="ce19" table:number-columns-repeated="5"/>
          <table:table-cell table:number-columns-repeated="1017"/>
        </table:table-row>
        <table:table-row table:style-name="ro8">
          <table:table-cell table:style-name="ce17" office:value-type="string">
            <office:annotation draw:style-name="gr8" draw:text-style-name="P1" svg:width="2.904cm" svg:height="1.966cm" svg:x="5.36cm" svg:y="2.313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2</text:p>
          </table:table-cell>
          <table:table-cell table:style-name="ce19"/>
          <table:table-cell table:style-name="ce18"/>
          <table:table-cell table:style-name="ce19" table:number-columns-repeated="4"/>
          <table:table-cell table:number-columns-repeated="1017"/>
        </table:table-row>
        <table:table-row table:style-name="ro8">
          <table:table-cell table:style-name="ce17" office:value-type="string">
            <office:annotation draw:style-name="gr8" draw:text-style-name="P1" svg:width="2.904cm" svg:height="1.966cm" svg:x="5.36cm" svg:y="2.998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3</text:p>
          </table:table-cell>
          <table:table-cell table:style-name="ce19" office:value-type="string">
            <text:p>communicates with</text:p>
          </table:table-cell>
          <table:table-cell table:style-name="ce19"/>
          <table:table-cell table:style-name="ce18"/>
          <table:table-cell table:style-name="ce19"/>
          <table:table-cell table:style-name="ce19" office:value-type="string">
            <text:p>communicates with</text:p>
          </table:table-cell>
          <table:table-cell table:style-name="ce19"/>
          <table:table-cell table:number-columns-repeated="1017"/>
        </table:table-row>
        <table:table-row table:style-name="ro8">
          <table:table-cell table:style-name="ce17" office:value-type="string">
            <office:annotation draw:style-name="gr8" draw:text-style-name="P1" svg:width="2.904cm" svg:height="1.966cm" svg:x="5.36cm" svg:y="3.684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4</text:p>
          </table:table-cell>
          <table:table-cell table:style-name="ce19" table:number-columns-repeated="3"/>
          <table:table-cell table:style-name="ce18"/>
          <table:table-cell table:style-name="ce19" table:number-columns-repeated="2"/>
          <table:table-cell table:number-columns-repeated="1017"/>
        </table:table-row>
        <table:table-row table:style-name="ro8">
          <table:table-cell table:style-name="ce17" office:value-type="string">
            <office:annotation draw:style-name="gr8" draw:text-style-name="P1" svg:width="2.904cm" svg:height="1.966cm" svg:x="5.36cm" svg:y="4.369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5</text:p>
          </table:table-cell>
          <table:table-cell table:style-name="ce19" table:number-columns-repeated="2"/>
          <table:table-cell table:style-name="ce19" office:value-type="string">
            <text:p>communicates with</text:p>
          </table:table-cell>
          <table:table-cell table:style-name="ce19"/>
          <table:table-cell table:style-name="ce18"/>
          <table:table-cell table:style-name="ce19" office:value-type="string">
            <text:p>communicates with</text:p>
          </table:table-cell>
          <table:table-cell table:number-columns-repeated="1017"/>
        </table:table-row>
        <table:table-row table:style-name="ro8">
          <table:table-cell table:style-name="ce17" office:value-type="string">
            <office:annotation draw:style-name="gr9" draw:text-style-name="P1" svg:width="2.904cm" svg:height="1.967cm" svg:x="5.36cm" svg:y="5.054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6</text:p>
          </table:table-cell>
          <table:table-cell table:style-name="ce19" table:number-columns-repeated="5"/>
          <table:table-cell table:style-name="ce18"/>
          <table:table-cell table:number-columns-repeated="1017"/>
        </table:table-row>
        <table:table-row table:style-name="ro8" table:number-rows-repeated="17">
          <table:table-cell table:number-columns-repeated="1024"/>
        </table:table-row>
        <table:table-row table:style-name="ro9" table:number-rows-repeated="6551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hysical App Map" table:style-name="ta4" table:print="false">
        <table:table-column table:style-name="co11" table:number-columns-repeated="10" table:default-cell-style-name="Excel_20_Built-in_20_Normal"/>
        <table:table-column table:style-name="co12" table:number-columns-repeated="1014" table:default-cell-style-name="Excel_20_Built-in_20_Normal"/>
        <table:table-row table:style-name="ro7">
          <table:table-cell table:style-name="ce1" office:value-type="string" table:number-columns-spanned="5" table:number-rows-spanned="1">
            <text:p>Physical Application Components Map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9"/>
        </table:table-row>
        <table:table-row table:style-name="ro8">
          <table:table-cell/>
          <table:table-cell table:style-name="ce2" office:value-type="string">
            <office:annotation draw:style-name="gr7" draw:text-style-name="P1" svg:width="3.842cm" svg:height="2.046cm" svg:x="8.241cm" svg:y="0.862cm" draw:caption-point-x="1.79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1</text:p>
          </table:table-cell>
          <table:table-cell table:style-name="ce2" office:value-type="string">
            <office:annotation draw:style-name="gr7" draw:text-style-name="P1" svg:width="2.904cm" svg:height="2.046cm" svg:x="15.401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2</text:p>
          </table:table-cell>
          <table:table-cell table:style-name="ce2" office:value-type="string">
            <office:annotation draw:style-name="gr7" draw:text-style-name="P1" svg:width="2.904cm" svg:height="2.046cm" svg:x="20.422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3</text:p>
          </table:table-cell>
          <table:table-cell table:style-name="ce2" office:value-type="string">
            <office:annotation draw:style-name="gr7" draw:text-style-name="P1" svg:width="2.904cm" svg:height="2.046cm" svg:x="25.443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4</text:p>
          </table:table-cell>
          <table:table-cell table:style-name="ce2" office:value-type="string">
            <office:annotation draw:style-name="gr7" draw:text-style-name="P1" svg:width="2.904cm" svg:height="2.046cm" svg:x="30.463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5</text:p>
          </table:table-cell>
          <table:table-cell table:style-name="ce2" office:value-type="string">
            <office:annotation draw:style-name="gr7" draw:text-style-name="P1" svg:width="2.904cm" svg:height="2.046cm" svg:x="35.484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6</text:p>
          </table:table-cell>
          <table:table-cell table:number-columns-repeated="1017"/>
        </table:table-row>
        <table:table-row table:style-name="ro8">
          <table:table-cell table:style-name="ce2" office:value-type="string">
            <office:annotation draw:style-name="gr8" draw:text-style-name="P1" svg:width="2.904cm" svg:height="1.966cm" svg:x="5.36cm" svg:y="1.628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1</text:p>
          </table:table-cell>
          <table:table-cell table:style-name="ce18"/>
          <table:table-cell table:style-name="ce19" table:number-columns-repeated="5"/>
          <table:table-cell table:number-columns-repeated="1017"/>
        </table:table-row>
        <table:table-row table:style-name="ro8">
          <table:table-cell table:style-name="ce17" office:value-type="string">
            <office:annotation draw:style-name="gr8" draw:text-style-name="P1" svg:width="2.904cm" svg:height="1.966cm" svg:x="5.36cm" svg:y="2.313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2</text:p>
          </table:table-cell>
          <table:table-cell table:style-name="ce19"/>
          <table:table-cell table:style-name="ce18"/>
          <table:table-cell table:style-name="ce19" table:number-columns-repeated="4"/>
          <table:table-cell table:number-columns-repeated="1017"/>
        </table:table-row>
        <table:table-row table:style-name="ro8">
          <table:table-cell table:style-name="ce17" office:value-type="string">
            <office:annotation draw:style-name="gr8" draw:text-style-name="P1" svg:width="2.904cm" svg:height="1.966cm" svg:x="5.36cm" svg:y="2.998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3</text:p>
          </table:table-cell>
          <table:table-cell table:style-name="ce19" office:value-type="string">
            <text:p>communicates with</text:p>
          </table:table-cell>
          <table:table-cell table:style-name="ce19"/>
          <table:table-cell table:style-name="ce18"/>
          <table:table-cell table:style-name="ce19"/>
          <table:table-cell table:style-name="ce19" office:value-type="string">
            <text:p>communicates with</text:p>
          </table:table-cell>
          <table:table-cell table:style-name="ce19"/>
          <table:table-cell table:number-columns-repeated="1017"/>
        </table:table-row>
        <table:table-row table:style-name="ro8">
          <table:table-cell table:style-name="ce17" office:value-type="string">
            <office:annotation draw:style-name="gr8" draw:text-style-name="P1" svg:width="2.904cm" svg:height="1.966cm" svg:x="5.36cm" svg:y="3.684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4</text:p>
          </table:table-cell>
          <table:table-cell table:style-name="ce19" table:number-columns-repeated="3"/>
          <table:table-cell table:style-name="ce18"/>
          <table:table-cell table:style-name="ce19" table:number-columns-repeated="2"/>
          <table:table-cell table:number-columns-repeated="1017"/>
        </table:table-row>
        <table:table-row table:style-name="ro8">
          <table:table-cell table:style-name="ce17" office:value-type="string">
            <office:annotation draw:style-name="gr8" draw:text-style-name="P1" svg:width="2.904cm" svg:height="1.966cm" svg:x="5.36cm" svg:y="4.369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5</text:p>
          </table:table-cell>
          <table:table-cell table:style-name="ce19" table:number-columns-repeated="2"/>
          <table:table-cell table:style-name="ce19" office:value-type="string">
            <text:p>communicates with</text:p>
          </table:table-cell>
          <table:table-cell table:style-name="ce19"/>
          <table:table-cell table:style-name="ce18"/>
          <table:table-cell table:style-name="ce19" office:value-type="string">
            <text:p>communicates with</text:p>
          </table:table-cell>
          <table:table-cell table:number-columns-repeated="1017"/>
        </table:table-row>
        <table:table-row table:style-name="ro8">
          <table:table-cell table:style-name="ce17" office:value-type="string">
            <office:annotation draw:style-name="gr9" draw:text-style-name="P1" svg:width="2.904cm" svg:height="1.967cm" svg:x="5.36cm" svg:y="5.054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6</text:p>
          </table:table-cell>
          <table:table-cell table:style-name="ce19" table:number-columns-repeated="5"/>
          <table:table-cell table:style-name="ce18"/>
          <table:table-cell table:number-columns-repeated="1017"/>
        </table:table-row>
        <table:table-row table:style-name="ro8" table:number-rows-repeated="17">
          <table:table-cell table:number-columns-repeated="1024"/>
        </table:table-row>
        <table:table-row table:style-name="ro9" table:number-rows-repeated="65510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106P0" style:volatile="true">
      <number:month/>
      <number:text>/</number:text>
      <number:day/>
      <number:text>/</number:text>
      <number:year/>
    </number:date-style>
    <number:text-style style:name="N106">
      <number:text-content/>
      <style:map style:condition="value()&gt;=0" style:apply-style-name="N106P0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2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cal_20_App_20_Components" style:display-name="PageStyle_Logical App Compon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cal_20_App_20_Components" style:display-name="PageStyle_Physical App Compon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cal_20_App_20_Map" style:display-name="PageStyle_Logical App 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cal_20_App_20_Map" style:display-name="PageStyle_Physical App M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4" meta:cell-count="128" meta:object-count="0"/>
    <meta:generator>OpenOffice.org/3.2$Unix OpenOffice.org_project/320m12$Build-9483</meta:generator>
  </office:meta>
</office:document-meta>
</file>